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2baa58" style:font-size-asian="14pt" style:font-size-complex="14pt"/>
    </style:style>
    <style:style style:name="P2" style:family="paragraph" style:parent-style-name="Standard">
      <style:paragraph-properties fo:line-height="150%" fo:text-align="justify" style:justify-single-word="false"/>
      <style:text-properties style:font-name="Liberation Serif" fo:font-size="14pt" officeooo:rsid="001e5134" officeooo:paragraph-rsid="001ff21e" style:font-name-asian="Liberation Serif" style:font-size-asian="14pt" style:font-name-complex="Liberation Serif" style:font-size-complex="14pt"/>
    </style:style>
    <style:style style:name="P3" style:family="paragraph" style:parent-style-name="Standard">
      <style:paragraph-properties fo:line-height="150%" fo:text-align="justify" style:justify-single-word="false"/>
      <style:text-properties style:font-name="Liberation Serif" fo:font-size="14pt" officeooo:rsid="001e5134" officeooo:paragraph-rsid="0021a27c" style:font-name-asian="Liberation Serif" style:font-size-asian="14pt" style:font-name-complex="Liberation Serif" style:font-size-complex="14pt"/>
    </style:style>
    <style:style style:name="P4" style:family="paragraph" style:parent-style-name="Standard">
      <style:paragraph-properties fo:line-height="150%" fo:text-align="justify" style:justify-single-word="false"/>
      <style:text-properties style:font-name="Liberation Serif" fo:font-size="14pt" officeooo:rsid="0022cd4b" officeooo:paragraph-rsid="0022cd4b" style:font-name-asian="Liberation Serif" style:font-size-asian="14pt" style:font-name-complex="Liberation Serif" style:font-size-complex="14pt"/>
    </style:style>
    <style:style style:name="P5" style:family="paragraph" style:parent-style-name="Standard">
      <style:paragraph-properties fo:line-height="150%" fo:text-align="justify" style:justify-single-word="false"/>
      <style:text-properties style:font-name="Liberation Serif" fo:font-size="14pt" officeooo:rsid="0024000d" officeooo:paragraph-rsid="0024000d" style:font-name-asian="Liberation Serif" style:font-size-asian="14pt" style:font-name-complex="Liberation Serif" style:font-size-complex="14pt"/>
    </style:style>
    <style:style style:name="P6" style:family="paragraph" style:parent-style-name="Standard">
      <style:paragraph-properties fo:line-height="150%" fo:text-align="justify" style:justify-single-word="false"/>
      <style:text-properties style:font-name="Liberation Serif" fo:font-size="14pt" officeooo:rsid="0014818a" officeooo:paragraph-rsid="001e5134" style:font-name-asian="Liberation Serif" style:font-size-asian="14pt" style:font-name-complex="Liberation Serif" style:font-size-complex="14pt"/>
    </style:style>
    <style:style style:name="P7" style:family="paragraph" style:parent-style-name="Standard">
      <style:paragraph-properties fo:line-height="150%" fo:text-align="justify" style:justify-single-word="false"/>
      <style:text-properties style:font-name="Liberation Serif" fo:font-size="14pt" officeooo:rsid="0014818a" officeooo:paragraph-rsid="0014818a" style:font-name-asian="Liberation Serif" style:font-size-asian="14pt" style:font-name-complex="Liberation Serif" style:font-size-complex="14pt"/>
    </style:style>
    <style:style style:name="P8" style:family="paragraph" style:parent-style-name="Standard">
      <style:paragraph-properties fo:line-height="150%" fo:text-align="justify" style:justify-single-word="false"/>
      <style:text-properties style:font-name="Liberation Serif" fo:font-size="14pt" fo:font-weight="bold" officeooo:rsid="0024000d" officeooo:paragraph-rsid="0024000d" style:font-name-asian="Liberation Serif" style:font-size-asian="14pt" style:font-weight-asian="bold" style:font-name-complex="Liberation Serif" style:font-size-complex="14pt" style:font-weight-complex="bold"/>
    </style:style>
    <style:style style:name="P9" style:family="paragraph" style:parent-style-name="Standard" style:list-style-name="L1">
      <style:paragraph-properties fo:line-height="150%" fo:text-align="justify" style:justify-single-word="false"/>
      <style:text-properties style:font-name="Liberation Serif" fo:font-size="14pt" officeooo:rsid="001e5134" officeooo:paragraph-rsid="001ff21e" style:font-name-asian="Liberation Serif" style:font-size-asian="14pt" style:font-name-complex="Liberation Serif" style:font-size-complex="14pt"/>
    </style:style>
    <style:style style:name="P10" style:family="paragraph" style:parent-style-name="Standard" style:list-style-name="L1">
      <style:paragraph-properties fo:line-height="150%" fo:text-align="justify" style:justify-single-word="false"/>
      <style:text-properties style:font-name="Liberation Serif" fo:font-size="14pt" officeooo:rsid="001e5134" officeooo:paragraph-rsid="0021a27c" style:font-name-asian="Liberation Serif" style:font-size-asian="14pt" style:font-name-complex="Liberation Serif" style:font-size-complex="14pt"/>
    </style:style>
    <style:style style:name="P11" style:family="paragraph" style:parent-style-name="Standard" style:list-style-name="L1">
      <style:paragraph-properties fo:line-height="150%" fo:text-align="justify" style:justify-single-word="false"/>
      <style:text-properties style:font-name="Liberation Serif" fo:font-size="14pt" officeooo:rsid="001e5134" officeooo:paragraph-rsid="002e0b43" style:font-name-asian="Liberation Serif" style:font-size-asian="14pt" style:font-name-complex="Liberation Serif" style:font-size-complex="14pt"/>
    </style:style>
    <style:style style:name="P12" style:family="paragraph" style:parent-style-name="Standard" style:list-style-name="L2">
      <style:paragraph-properties fo:line-height="150%" fo:text-align="justify" style:justify-single-word="false"/>
      <style:text-properties style:font-name="Liberation Serif" fo:font-size="14pt" officeooo:rsid="0022cd4b" officeooo:paragraph-rsid="0022cd4b" style:font-name-asian="Liberation Serif" style:font-size-asian="14pt" style:font-name-complex="Liberation Serif" style:font-size-complex="14pt"/>
    </style:style>
    <style:style style:name="P13" style:family="paragraph" style:parent-style-name="Standard" style:list-style-name="L2">
      <style:paragraph-properties fo:line-height="150%" fo:text-align="justify" style:justify-single-word="false"/>
      <style:text-properties style:font-name="Liberation Serif" fo:font-size="14pt" officeooo:rsid="0022cd4b" officeooo:paragraph-rsid="0026dc47" style:font-name-asian="Liberation Serif" style:font-size-asian="14pt" style:font-name-complex="Liberation Serif" style:font-size-complex="14pt"/>
    </style:style>
    <style:style style:name="P14" style:family="paragraph" style:parent-style-name="Standard" style:list-style-name="L2">
      <style:paragraph-properties fo:line-height="150%" fo:text-align="justify" style:justify-single-word="false"/>
      <style:text-properties style:font-name="Liberation Serif" fo:font-size="14pt" officeooo:rsid="0024000d" officeooo:paragraph-rsid="0024000d" style:font-name-asian="Liberation Serif" style:font-size-asian="14pt" style:font-name-complex="Liberation Serif" style:font-size-complex="14pt"/>
    </style:style>
    <style:style style:name="P15" style:family="paragraph" style:parent-style-name="Standard" style:list-style-name="L3">
      <style:paragraph-properties fo:line-height="150%" fo:text-align="justify" style:justify-single-word="false"/>
      <style:text-properties style:font-name="Liberation Serif" fo:font-size="14pt" officeooo:rsid="0025e497" officeooo:paragraph-rsid="0025e497" style:font-name-asian="Liberation Serif" style:font-size-asian="14pt" style:font-name-complex="Liberation Serif" style:font-size-complex="14pt"/>
    </style:style>
    <style:style style:name="P16" style:family="paragraph" style:parent-style-name="Standard" style:list-style-name="L3">
      <style:paragraph-properties fo:line-height="150%" fo:text-align="justify" style:justify-single-word="false"/>
      <style:text-properties style:font-name="Liberation Serif" fo:font-size="14pt" officeooo:rsid="0026dc47" officeooo:paragraph-rsid="0026dc47" style:font-name-asian="Liberation Serif" style:font-size-asian="14pt" style:font-name-complex="Liberation Serif" style:font-size-complex="14pt"/>
    </style:style>
    <style:style style:name="P17" style:family="paragraph" style:parent-style-name="Standard" style:list-style-name="L4">
      <style:paragraph-properties fo:line-height="150%" fo:text-align="start" style:justify-single-word="false"/>
      <style:text-properties style:font-name="Liberation Serif" fo:font-size="14pt" officeooo:rsid="00311283" officeooo:paragraph-rsid="00311283" style:font-name-asian="Liberation Serif" style:font-size-asian="14pt" style:font-name-complex="Liberation Serif" style:font-size-complex="14pt"/>
    </style:style>
    <style:style style:name="P18" style:family="paragraph" style:parent-style-name="Standard" style:list-style-name="L7">
      <style:paragraph-properties fo:line-height="150%" fo:text-align="start" style:justify-single-word="false"/>
      <style:text-properties style:font-name="Liberation Serif" fo:font-size="14pt" officeooo:rsid="00311283" officeooo:paragraph-rsid="00321d8f" style:font-name-asian="Liberation Serif" style:font-size-asian="14pt" style:font-name-complex="Liberation Serif" style:font-size-complex="14pt"/>
    </style:style>
    <style:style style:name="P19" style:family="paragraph" style:parent-style-name="Standard" style:list-style-name="L4">
      <style:paragraph-properties fo:line-height="150%" fo:text-align="start" style:justify-single-word="false"/>
      <style:text-properties style:font-name="Liberation Serif" fo:font-size="14pt" officeooo:rsid="00321d8f" officeooo:paragraph-rsid="00321d8f" style:font-name-asian="Liberation Serif" style:font-size-asian="14pt" style:font-name-complex="Liberation Serif" style:font-size-complex="14pt"/>
    </style:style>
    <style:style style:name="P20" style:family="paragraph" style:parent-style-name="Standard" style:list-style-name="L8">
      <style:paragraph-properties fo:line-height="150%" fo:text-align="start" style:justify-single-word="false"/>
      <style:text-properties style:font-name="Liberation Serif" fo:font-size="14pt" officeooo:rsid="00321d8f" officeooo:paragraph-rsid="00321d8f" style:font-name-asian="Liberation Serif" style:font-size-asian="14pt" style:font-name-complex="Liberation Serif" style:font-size-complex="14pt"/>
    </style:style>
    <style:style style:name="P21" style:family="paragraph" style:parent-style-name="Standard">
      <style:paragraph-properties fo:line-height="150%" fo:text-align="justify" style:justify-single-word="false"/>
      <style:text-properties style:font-name="Liberation Serif" fo:font-size="14pt" fo:font-weight="bold" officeooo:rsid="0024000d" officeooo:paragraph-rsid="0024000d" style:font-name-asian="Liberation Serif" style:font-size-asian="14pt" style:font-weight-asian="bold" style:font-name-complex="Liberation Serif" style:font-size-complex="14pt" style:font-weight-complex="bold"/>
    </style:style>
    <style:style style:name="P22" style:family="paragraph" style:parent-style-name="Standard" style:list-style-name="L4">
      <style:paragraph-properties fo:line-height="150%" fo:text-align="start" style:justify-single-word="false"/>
      <style:text-properties style:font-name="Liberation Serif" fo:font-size="14pt" fo:font-weight="bold" officeooo:rsid="00311283" officeooo:paragraph-rsid="00321d8f" style:font-name-asian="Liberation Serif" style:font-size-asian="14pt" style:font-weight-asian="bold" style:font-name-complex="Liberation Serif" style:font-size-complex="14pt" style:font-weight-complex="bold"/>
    </style:style>
    <style:style style:name="P23" style:family="paragraph" style:parent-style-name="Standard">
      <style:paragraph-properties fo:line-height="150%" fo:text-align="justify" style:justify-single-word="false"/>
      <style:text-properties style:font-name="Liberation Serif" fo:font-size="14pt" fo:font-weight="bold" officeooo:rsid="00311283" officeooo:paragraph-rsid="00311283" style:font-name-asian="Liberation Serif" style:font-size-asian="14pt" style:font-weight-asian="bold" style:font-name-complex="Liberation Serif" style:font-size-complex="14pt" style:font-weight-complex="bold"/>
    </style:style>
    <style:style style:name="P24" style:family="paragraph" style:parent-style-name="Standard" style:list-style-name="L1">
      <style:paragraph-properties fo:line-height="150%" fo:text-align="justify" style:justify-single-word="false"/>
      <style:text-properties style:text-line-through-style="none" style:text-line-through-type="none" style:font-name="Liberation Serif" fo:font-size="14pt" officeooo:rsid="0021a27c" officeooo:paragraph-rsid="0021a27c" style:font-name-asian="Liberation Serif" style:font-size-asian="14pt" style:font-name-complex="Liberation Serif" style:font-size-complex="14pt"/>
    </style:style>
    <style:style style:name="T1" style:family="text">
      <style:text-properties officeooo:rsid="001d867f"/>
    </style:style>
    <style:style style:name="T2" style:family="text">
      <style:text-properties style:text-position="super 58%"/>
    </style:style>
    <style:style style:name="T3" style:family="text">
      <style:text-properties officeooo:rsid="0014818a"/>
    </style:style>
    <style:style style:name="T4" style:family="text">
      <style:text-properties officeooo:rsid="002b4fed"/>
    </style:style>
    <style:style style:name="T5" style:family="text">
      <style:text-properties fo:font-weight="bold" style:font-weight-asian="bold" style:font-weight-complex="bold"/>
    </style:style>
    <style:style style:name="T6" style:family="text">
      <style:text-properties fo:font-weight="bold" officeooo:rsid="0024000d" style:font-weight-asian="bold" style:font-weight-complex="bold"/>
    </style:style>
    <style:style style:name="T7" style:family="text">
      <style:text-properties officeooo:rsid="0022f9ad"/>
    </style:style>
    <style:style style:name="T8" style:family="text">
      <style:text-properties officeooo:rsid="0023bc36"/>
    </style:style>
    <style:style style:name="T9" style:family="text">
      <style:text-properties officeooo:rsid="001ff21e"/>
    </style:style>
    <style:style style:name="T10" style:family="text">
      <style:text-properties style:text-line-through-style="none" style:text-line-through-type="none" officeooo:rsid="0021a27c"/>
    </style:style>
    <style:style style:name="T11" style:family="text">
      <style:text-properties style:text-line-through-style="none" style:text-line-through-type="none" officeooo:rsid="001ff21e"/>
    </style:style>
    <style:style style:name="T12" style:family="text">
      <style:text-properties style:text-line-through-style="none" style:text-line-through-type="none" officeooo:rsid="0025e497"/>
    </style:style>
    <style:style style:name="T13" style:family="text">
      <style:text-properties style:text-line-through-style="none" style:text-line-through-type="none" officeooo:rsid="0026dc47"/>
    </style:style>
    <style:style style:name="T14" style:family="text">
      <style:text-properties officeooo:rsid="0022cd4b"/>
    </style:style>
    <style:style style:name="T15" style:family="text">
      <style:text-properties officeooo:rsid="0026dc47"/>
    </style:style>
    <style:style style:name="T16" style:family="text">
      <style:text-properties officeooo:rsid="002ceac7"/>
    </style:style>
    <style:style style:name="T17" style:family="text">
      <style:text-properties officeooo:rsid="002e0b43"/>
    </style:style>
    <style:style style:name="T18" style:family="text">
      <style:text-properties officeooo:rsid="00311283"/>
    </style:style>
    <style:style style:name="T19" style:family="text">
      <style:text-properties style:font-name="Liberation Serif" fo:font-size="14pt" officeooo:rsid="00311283" style:font-name-asian="Liberation Serif" style:font-size-asian="14pt" style:font-name-complex="Liberation Serif" style:font-size-complex="14pt"/>
    </style:style>
    <style:style style:name="T20" style:family="text">
      <style:text-properties officeooo:rsid="001e5134"/>
    </style:style>
    <style:style style:name="T21" style:family="text">
      <style:text-properties fo:font-style="italic" style:font-style-asian="italic" style:font-style-complex="italic"/>
    </style:style>
    <style:style style:name="T22" style:family="text">
      <style:text-properties officeooo:rsid="0024000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5">Objectif </text:span>: <text:span text:style-name="T7">S</text:span><text:span text:style-name="T8">ur une droite graduée, s</text:span><text:span text:style-name="T7">avoir lire </text:span><text:span text:style-name="T8">et</text:span><text:span text:style-name="T7"> placer </text:span><text:span text:style-name="T8">d</text:span><text:span text:style-name="T7">es nombres </text:span><text:span text:style-name="T8">relatifs.</text:span></text:p>
      <text:p text:style-name="P7"/>
      <text:p text:style-name="P2"><text:span text:style-name="T5">Activité : </text:span><text:span text:style-name="T6">l’histoire de Rome</text:span></text:p>
      <text:p text:style-name="P2">Compléter la frise chronologique à partir des informations ci-dessous :</text:p>
      <text:list xml:id="list279411569" text:style-name="L1">
        <text:list-item>
          <text:p text:style-name="P9">- <text:span text:style-name="T9">753 : fondation légendaire de Rome.</text:span></text:p>
        </text:list-item>
        <text:list-item>
          <text:p text:style-name="P10">- <text:span text:style-name="T9">509 : fonda</text:span><text:span text:style-name="T11">tion de la République romaine.</text:span></text:p>
        </text:list-item>
        <text:list-item>
          <text:p text:style-name="P10"><text:span text:style-name="T11">- </text:span><text:span text:style-name="T10">31 : Marc-Antoine est battu par Octave, </text:span><text:span text:style-name="T12">qui </text:span><text:span text:style-name="T13">deviendra Auguste,</text:span><text:span text:style-name="T12"> le premier empereur romain.</text:span></text:p>
        </text:list-item>
        <text:list-item>
          <text:p text:style-name="P24">- 272 : chute de Tarente, Rome contrôle toute la péninsule italienne.</text:p>
        </text:list-item>
        <text:list-item>
          <text:p text:style-name="P24">- 58 à - 51 : Conquête de la Gaule par Jules César.</text:p>
        </text:list-item>
        <text:list-item>
          <text:p text:style-name="P10">753 – 509 avant J.-C. : Royauté romaine.</text:p>
        </text:list-item>
        <text:list-item>
          <text:p text:style-name="P10">509 – 27 avant J.-C. : République romaine.</text:p>
        </text:list-item>
        <text:list-item>
          <text:p text:style-name="P11">27 avant J.-C. – 476 : Empire romain.</text:p>
        </text:list-item>
        <text:list-item>
          <text:p text:style-name="P11"><text:span text:style-name="T15">146</text:span><text:span text:style-name="T14"> avant J.-C. : </text:span><text:span text:style-name="T17">Carthage est détruite.</text:span></text:p>
        </text:list-item>
      </text:list>
      <text:p text:style-name="P3"/>
      <text:p text:style-name="P4">Rajouter les informations suivantes à la frise :</text:p>
      <text:list xml:id="list1807533791" text:style-name="L2">
        <text:list-item>
          <text:p text:style-name="P12">- 600 (environ) : Fondation de Massalia (Marseille).</text:p>
        </text:list-item>
        <text:list-item>
          <text:p text:style-name="P13"><text:span text:style-name="T15">Les </text:span>guerre<text:span text:style-name="T15">s</text:span> entre Rome et Carthage<text:span text:style-name="T15"> :</text:span></text:p>
          <text:list>
            <text:list-item>
              <text:p text:style-name="P13">264 – 241 avant J.-C. : Première guerre punique</text:p>
            </text:list-item>
            <text:list-item>
              <text:p text:style-name="P13">2<text:span text:style-name="T15">18</text:span> – 2<text:span text:style-name="T15">0</text:span>1 avant J.-C. : <text:span text:style-name="T15">Deuxième</text:span> guerre punique</text:p>
            </text:list-item>
            <text:list-item>
              <text:p text:style-name="P13"><text:span text:style-name="T15">149</text:span> – <text:span text:style-name="T15">146</text:span> avant J.-C. : <text:span text:style-name="T15">Troisième</text:span> guerre punique</text:p>
            </text:list-item>
          </text:list>
        </text:list-item>
        <text:list-item>
          <text:p text:style-name="P14">64 : grand incendie de Rome</text:p>
        </text:list-item>
      </text:list>
      <text:p text:style-name="P5"/>
      <text:p text:style-name="P5">Rajouter également deux mathématiciens qui nous intéresseron<text:span text:style-name="T16">t</text:span> cette année :</text:p>
      <text:list xml:id="list172955842470056" text:continue-numbering="true" text:style-name="L2">
        <text:list-item>
          <text:p text:style-name="P14">Pythagore : né vers 580 avant J.-C. et mort vers 485 avant J.-C.</text:p>
        </text:list-item>
        <text:list-item>
          <text:p text:style-name="P14">Thalès : né vers 625-620 avant J.-C. et mort vers 548-545 avant J.-C.</text:p>
        </text:list-item>
      </text:list>
      <text:p text:style-name="P8"/>
      <text:p text:style-name="P8">Questions</text:p>
      <text:list xml:id="list657933340" text:style-name="L3">
        <text:list-item>
          <text:p text:style-name="P15"><text:soft-page-break/>Combien de temps a duré la royauté romaine ? la république romaine ? l’empire romain ?</text:p>
        </text:list-item>
        <text:list-item>
          <text:p text:style-name="P15">Pythagore et Thalès ont-ils été contemporains l’un de l’autre ? <text:span text:style-name="T15">Si oui, combien de temps ?</text:span></text:p>
        </text:list-item>
        <text:list-item>
          <text:p text:style-name="P16">Sur la période <text:span text:style-name="T14">264 – </text:span>146<text:span text:style-name="T14"> avant J.-C., </text:span>combien de temps Rome et Carthage ont-ils été en guerre ? en paix ?</text:p>
        </text:list-item>
        <text:list-item>
          <text:p text:style-name="P16">2131 ans après la fin de la dernière guerre punique, les villes de Rome et de Carthage ont signé un traité de paix et un pacte d'amitié. En quelle année ont-ils été signés ?</text:p>
        </text:list-item>
      </text:list>
      <text:p text:style-name="P23">Réponses</text:p>
      <text:list xml:id="list377314472" text:style-name="L4">
        <text:list-item>
          <text:p text:style-name="P17">Pour calculer une durée connaissant les années de début <text:span text:style-name="T21">D</text:span> et de fin <text:span text:style-name="T21">F : F - D</text:span><text:line-break/>Durée de la royauté romaine : (-<text:span text:style-name="T20">509</text:span>)<text:span text:style-name="T20"> - </text:span>(-<text:span text:style-name="T20">753</text:span>) = 244 ans<text:line-break/>Durée de la république romaine : (-27) - (-<text:span text:style-name="T20">509</text:span>) = 482 ans<text:line-break/>Durée de l’empire romain : 476 - (-27) = 503 ans</text:p>
        </text:list-item>
        <text:list-item>
          <text:p text:style-name="P17">Pythagore et Thalès ont été contemporains de la naissance de Pythagore (vers 580 <text:span text:style-name="T14">avant J.-C.</text:span>) à la mort de Thalès (vers <text:span text:style-name="T22">548-545</text:span> <text:span text:style-name="T14">avant J.-C.</text:span>), donc pendant une période de 32 à 35 ans.</text:p>
        </text:list-item>
        <text:list-item>
          <text:p text:style-name="P22">Temps en guerre</text:p>
        </text:list-item>
      </text:list>
      <text:list xml:id="list3468347257" text:style-name="L7">
        <text:list-item>
          <text:list>
            <text:list-item>
              <text:p text:style-name="P18">Durée de la première guerre punique : (-241) - (-264) = 23 ans</text:p>
            </text:list-item>
            <text:list-item>
              <text:p text:style-name="P18">Durée de la deuxième guerre punique : (-201) - (-218) = 17 ans</text:p>
            </text:list-item>
            <text:list-item>
              <text:p text:style-name="P18">Durée de la troisième guerre punique : (-146) - (-149) = 3 ans</text:p>
            </text:list-item>
          </text:list>
        </text:list-item>
      </text:list>
      <text:list xml:id="list172955820424655" text:continue-list="list377314472" text:style-name="L4">
        <text:list-header>
          <text:p text:style-name="P19">Entre -264 et -146, ils auront donc été en guerre 43 ans.<text:line-break/><text:span text:style-name="T5">Temps en paix</text:span></text:p>
        </text:list-header>
      </text:list>
      <text:list xml:id="list3161670231" text:style-name="L8">
        <text:list-item>
          <text:list>
            <text:list-item>
              <text:p text:style-name="P20">Entre les<text:span text:style-name="T18"> première </text:span>et deuxième <text:span text:style-name="T18">guerre</text:span>s<text:span text:style-name="T18"> punique</text:span>s<text:span text:style-name="T18"> : (-241) - (-</text:span>218<text:span text:style-name="T18">) = 23 ans</text:span></text:p>
            </text:list-item>
            <text:list-item>
              <text:p text:style-name="P20">Entre les<text:span text:style-name="T18"> </text:span>deuxième et troisième <text:span text:style-name="T18">guerre</text:span>s<text:span text:style-name="T18"> punique</text:span>s<text:span text:style-name="T18"> : (-2</text:span>0<text:span text:style-name="T18">1) - (-</text:span>149<text:span text:style-name="T18">) = </text:span>52<text:span text:style-name="T18"> ans</text:span></text:p>
            </text:list-item>
          </text:list>
        </text:list-item>
      </text:list>
      <text:list xml:id="list172956410916134" text:continue-list="list172955820424655" text:style-name="L4">
        <text:list-header>
          <text:p text:style-name="P19">Entre -264 et -146, ils auront donc été en paix 75 ans.</text:p>
        </text:list-header>
        <text:list-item>
          <text:p text:style-name="P19">Pour trouver l’année de la signature, il faut ajouter la durée à la date de fin des guerres puniques : -146 + 2131 = 1985. La signature a eu lieu en 198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0">
      <number:month number:calendar="jewish" number:style="long" number:textual="true"/>
    </number:date-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currency-style style:name="N127P0" style:volatile="true">
      <number:currency-symbol number:language="en" number:country="US">$</number:currency-symbol>
      <number:number number:decimal-places="0" number:min-decimal-places="0" number:min-integer-digits="1" number:grouping="true"/>
    </number:currency-style>
    <number:currency-style style:name="N127">
      <number:text>-</number:text>
      <number:currency-symbol number:language="en" number:country="US">$</number:currency-symbol>
      <number:number number:decimal-places="0" number:min-decimal-places="0" number:min-integer-digits="1" number:grouping="true"/>
      <style:map style:condition="value()&gt;=0" style:apply-style-name="N127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1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1">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1P0"/>
    </number:currency-style>
    <number:date-style style:name="N119">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date-style style:name="N116">
      <number:month number:calendar="jewish" number:style="long" number:textual="true"/>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number:text>
      <style:map style:condition="value()&gt;=0" style:apply-style-name="N114P0"/>
    </number:number-style>
    <number:date-style style:name="N112">
      <number:month number:calendar="jewish" number:style="long" number:textual="true"/>
      <number:text> </number:text>
      <number:day number:calendar="jewish"/>
    </number:date-style>
    <number:date-style style:name="N11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currency-style style:name="N109P0" style:volatile="true">
      <number:currency-symbol number:language="en" number:country="US">$</number:currency-symbol>
      <number:number number:decimal-places="2" number:min-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9P0"/>
    </number:currency-style>
    <number:date-style style:name="N107">
      <number:month number:calendar="jewish" number:style="long" number:textual="true"/>
      <number:text> </number:text>
      <number:day number:calendar="jewish"/>
      <number:text> </number:text>
      <number:year number:calendar="jewish" number:style="long"/>
    </number:date-style>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2baa58" style:font-size-asian="14pt" style:font-size-complex="14pt"/>
    </style:style>
    <style:style style:name="MT1" style:family="text">
      <style:text-properties officeooo:rsid="001d867f"/>
    </style:style>
    <style:style style:name="MT2" style:family="text">
      <style:text-properties style:text-position="super 58%"/>
    </style:style>
    <style:style style:name="MT3" style:family="text">
      <style:text-properties officeooo:rsid="0014818a"/>
    </style:style>
    <style:style style:name="MT4" style:family="text">
      <style:text-properties officeooo:rsid="002b4fe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4</text:span><text:span text:style-name="MT2">e</text:span><text:span text:style-name="MT1">1</text:span><text:tab/><text:span text:style-name="MT3">Séquence 1</text:span> – <text:span text:style-name="MT4">Rappels sur l</text:span><text:span text:style-name="MT3">es nombres </text:span><text:span text:style-name="MT1">relatifs</text:span><text:tab/><text:span text:style-name="MT3">Séance 1</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5:47:48.004205303</meta:creation-date>
    <dc:date>2023-09-11T17:29:54.560686599</dc:date>
    <meta:editing-duration>PT1H41M5S</meta:editing-duration>
    <meta:editing-cycles>18</meta:editing-cycles>
    <meta:generator>LibreOffice/7.3.7.2$Linux_X86_64 LibreOffice_project/30$Build-2</meta:generator>
    <meta:document-statistic meta:table-count="0" meta:image-count="0" meta:object-count="0" meta:page-count="2" meta:paragraph-count="40" meta:word-count="544" meta:character-count="2761" meta:non-whitespace-character-count="2279"/>
  </office:meta>
</office:document-meta>
</file>